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ystem requirements specification</text:p>
      <text:p text:style-name="P1"/>
      <text:p text:style-name="P6">Use cases</text:p>
      <text:p text:style-name="P6"/>
      <text:list xml:id="list1395703305" text:style-name="L2">
        <text:list-item>
          <text:p text:style-name="P4"><text:span text:style-name="T1">Import spectrophotometer data</text:span></text:p>
        </text:list-item>
        <text:list-item>
          <text:p text:style-name="P4"><text:span text:style-name="T1">Import abiotic data</text:span></text:p>
        </text:list-item>
        <text:list-item>
          <text:p text:style-name="P4"><text:span text:style-name="T1">Import weather data</text:span></text:p>
        </text:list-item>
        <text:list-item>
          <text:p text:style-name="P4"><text:span text:style-name="T1">Import photo data</text:span></text:p>
        </text:list-item>
        <text:list-item>
          <text:p text:style-name="P4"><text:span text:style-name="T1">Import gc data</text:span></text:p>
        </text:list-item>
        <text:list-item>
          <text:p text:style-name="P4"><text:span text:style-name="T1">Convert input data to excel</text:span></text:p>
        </text:list-item>
      </text:list>
      <text:p text:style-name="P6"/>
      <text:p text:style-name="P6">Functional requirements</text:p>
      <text:p text:style-name="P2"/>
      <text:p text:style-name="P6">Usability requirements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ristian </meta:initial-creator>
    <meta:creation-date>2014-09-01T15:53:27</meta:creation-date>
    <meta:generator>OpenOffice.org/3.2$Linux OpenOffice.org_project/320m12$Build-9483</meta:generator>
    <dc:date>2014-09-01T16:14:41</dc:date>
    <dc:creator>kristian </dc:creator>
    <meta:editing-duration>PT00H12M55S</meta:editing-duration>
    <meta:editing-cycles>3</meta:editing-cycles>
    <meta:document-statistic meta:table-count="0" meta:image-count="0" meta:object-count="0" meta:page-count="1" meta:paragraph-count="10" meta:word-count="35" meta:character-count="218"/>
  </office:meta>
</office:document-meta>
</file>